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8323216325930722066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4638150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s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7"/>
      <text:list xml:id="list34634294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16T14:44:12.87</dc:date>
    <dc:creator>James Lombardi</dc:creator>
    <meta:editing-duration>P3DT1H39M33S</meta:editing-duration>
    <meta:editing-cycles>270</meta:editing-cycles>
    <meta:generator>OpenOffice/4.1.2$Win32 OpenOffice.org_project/412m3$Build-9782</meta:generator>
    <meta:document-statistic meta:table-count="0" meta:image-count="0" meta:object-count="0" meta:page-count="12" meta:paragraph-count="253" meta:word-count="3399" meta:character-count="16526"/>
  </office:meta>
</office:document-meta>
</file>